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etwork security penetr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PA2 – aircrack-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irmon-ng – Promescious mode</text:p>
              </text:list-item>
              <text:list-item>
                <text:p/>
              </text:list-item>
              <text:list-item>
                <text:p>Airodump-ng – Victim and capture packages</text:p>
              </text:list-item>
              <text:list-item>
                <text:p/>
              </text:list-item>
              <text:list-item>
                <text:p>Aireplay-ng – Deauth/ DoS</text:p>
              </text:list-item>
              <text:list-item>
                <text:p/>
              </text:list-item>
              <text:list-item>
                <text:p>Aircrack-ng</text:p>
              </text:list-item>
              <text:list-item>
                <text:p/>
              </text:list-item>
              <text:list-item>
                <text:p>PMK – Prepare, prepare, prepar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PA2 – DoS/Evil twin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Airodump-ng – Revisited</text:p>
              </text:list-item>
              <text:list-item>
                <text:p/>
              </text:list-item>
              <text:list-item>
                <text:p>Airbase-ng – Evil twin &gt;: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3:13:23.122503615</meta:creation-date>
    <meta:editing-duration>PT11M3S</meta:editing-duration>
    <meta:editing-cycles>2</meta:editing-cycles>
    <meta:generator>LibreOffice/5.1.6.2$Linux_X86_64 LibreOffice_project/10m0$Build-2</meta:generator>
    <dc:date>2018-09-18T13:24:26.262084019</dc:date>
    <meta:document-statistic meta:object-count="49"/>
    <meta:template xlink:type="simple" xlink:actuate="onRequest" xlink:title="Alizarin" xlink:href="../../../../../../usr/lib/libreoffice/share/template/common/presnt/Alizarin.otp" meta:date="2018-09-18T13:13:22.9337914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